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9c2fd" officeooo:paragraph-rsid="0009c2f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0b82ad" officeooo:paragraph-rsid="000b82ad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>
      <style:text-properties officeooo:paragraph-rsid="0009c2fd"/>
    </style:style>
    <style:style style:name="T1" style:family="text">
      <style:text-properties officeooo:rsid="0009a5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c2fd" style:font-weight-asian="bold" style:font-weight-complex="bold"/>
    </style:style>
    <style:style style:name="T4" style:family="text">
      <style:text-properties officeooo:rsid="000b82ad"/>
    </style:style>
    <style:style style:name="T5" style:family="text">
      <style:text-properties officeooo:rsid="000d0d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poran</text:p>
      <text:p text:style-name="Standard">Nama : Ari Ali Nugroho</text:p>
      <text:p text:style-name="Standard">Kelas : 11 IPA 3</text:p>
      <text:p text:style-name="Standard"/>
      <text:p text:style-name="Standard">Waktu : 1<text:span text:style-name="T1">2</text:span> Mei 2020 (video durasi: <text:span text:style-name="T5">30 menit</text:span>)</text:p>
      <text:p text:style-name="Standard">Sumber : Internet (youtube.com)</text:p>
      <text:p text:style-name="Standard">Penceramah : Ustadz <text:span text:style-name="T1">Adi Hidayat</text:span></text:p>
      <text:p text:style-name="Standard"/>
      <text:p text:style-name="P2">Materi: <text:span text:style-name="T1">Rahasia malam Al-Qadar</text:span></text:p>
      <text:p text:style-name="Standard"/>
      <text:h text:style-name="P1" text:outline-level="2">Rangkuman<text:span text:style-name="T2">:</text:span></text:h>
      <text:p text:style-name="P8"><text:span text:style-name="T3"/></text:p>
      <text:list xml:id="list2724737332" text:style-name="L1">
        <text:list-item>
          <text:p text:style-name="P4">Etimologi:</text:p>
        </text:list-item>
      </text:list>
      <text:list xml:id="list105782764" text:style-name="L2">
        <text:list-item>
          <text:p text:style-name="P5">Al-Lail (الليل), adalah suatu malam (bersifat khusus).</text:p>
        </text:list-item>
        <text:list-item>
          <text:p text:style-name="P5">Al-Qadar (الْقَدْرِ), adalah ketetapan Allah terkait alur hidup setiap hamba.</text:p>
        </text:list-item>
      </text:list>
      <text:list xml:id="list55651267653117" text:continue-list="list2724737332" text:style-name="L1">
        <text:list-item>
          <text:p text:style-name="P3">Malam Al-Qadar adalah suatu malam yang istimewa dari malam yang lain, dan disaat Al-Quran pernah diturunkan.</text:p>
        </text:list-item>
        <text:list-item>
          <text:p text:style-name="P4">Korelasi malam Al-Qadar dengan Al-Qur’an:</text:p>
        </text:list-item>
      </text:list>
      <text:list xml:id="list239608321" text:style-name="L3">
        <text:list-item>
          <text:p text:style-name="P6">Ketetapan Allah dibagi:</text:p>
          <text:list>
            <text:list-item>
              <text:p text:style-name="P6">Ketetapan dapat diubah (melalui ikhtiar).</text:p>
            </text:list-item>
            <text:list-item>
              <text:p text:style-name="P6">Ketetapan tidak dapat diubah (Batas usia, rezeki, dll).</text:p>
            </text:list-item>
          </text:list>
        </text:list-item>
        <text:list-item>
          <text:p text:style-name="P6">Al-Qur'an diturunkan sebagai pe<text:span text:style-name="T4">tun</text:span>juk untuk mengisi alur kehidupan (Hikmah malam Al-Qadar dengan Al-Qur'an).</text:p>
        </text:list-item>
      </text:list>
      <text:list xml:id="list55650272613958" text:continue-list="list55651267653117" text:style-name="L1">
        <text:list-item>
          <text:p text:style-name="P3">Keutamaan malam Al-Qadar:</text:p>
        </text:list-item>
      </text:list>
      <text:list xml:id="list2570461634" text:style-name="L4">
        <text:list-item>
          <text:p text:style-name="P7">Malam dimana Al-Qur'an diturunkan.</text:p>
        </text:list-item>
        <text:list-item>
          <text:p text:style-name="P7">Lebih baik dari 1000 bulan (beramal pada waktu itu minimal senilai dengan melakukannya selama 1000 bulan).</text:p>
        </text:list-item>
        <text:list-item>
          <text:p text:style-name="P7">Para malaikat turun (termasuk malaikat Jibril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5:49:58.377936133</meta:creation-date>
    <dc:date>2020-05-12T05:56:50.181930654</dc:date>
    <meta:editing-duration>PT6M52S</meta:editing-duration>
    <meta:editing-cycles>6</meta:editing-cycles>
    <meta:generator>LibreOffice/6.4.3.2$Linux_X86_64 LibreOffice_project/40$Build-2</meta:generator>
    <meta:document-statistic meta:table-count="0" meta:image-count="0" meta:object-count="0" meta:page-count="1" meta:paragraph-count="21" meta:word-count="144" meta:character-count="933" meta:non-whitespace-character-count="823"/>
  </office:meta>
</office:document-meta>
</file>